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5839in"/>
    </style:style>
    <style:style style:name="co5" style:family="table-column">
      <style:table-column-properties fo:break-before="auto" style:column-width="0.6047in"/>
    </style:style>
    <style:style style:name="co6" style:family="table-column">
      <style:table-column-properties fo:break-before="auto" style:column-width="0.5126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6972in"/>
    </style:style>
    <style:style style:name="co9" style:family="table-column">
      <style:table-column-properties fo:break-before="auto" style:column-width="0.4472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563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0.4602in" fo:break-before="auto" style:use-optimal-row-height="false"/>
    </style:style>
    <style:style style:name="ro4" style:family="table-row">
      <style:table-row-properties style:row-height="0.334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61in" fo:break-before="auto" style:use-optimal-row-height="false"/>
    </style:style>
    <style:style style:name="ro8" style:family="table-row">
      <style:table-row-properties style:row-height="0.2965in" fo:break-before="auto" style:use-optimal-row-height="false"/>
    </style:style>
    <style:style style:name="ro9" style:family="table-row">
      <style:table-row-properties style:row-height="0.2811in" fo:break-before="auto" style:use-optimal-row-height="true"/>
    </style:style>
    <style:style style:name="ro10" style:family="table-row">
      <style:table-row-properties style:row-height="0.2807in" fo:break-before="auto" style:use-optimal-row-height="false"/>
    </style:style>
    <style:style style:name="ro11" style:family="table-row">
      <style:table-row-properties style:row-height="0.2984in" fo:break-before="auto" style:use-optimal-row-height="true"/>
    </style:style>
    <style:style style:name="ro12" style:family="table-row">
      <style:table-row-properties style:row-height="0.3319in" fo:break-before="auto" style:use-optimal-row-height="false"/>
    </style:style>
    <style:style style:name="ro13" style:family="table-row">
      <style:table-row-properties style:row-height="0.3161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2925in" fo:break-before="auto" style:use-optimal-row-height="false"/>
    </style:style>
    <style:style style:name="ro16" style:family="table-row">
      <style:table-row-properties style:row-height="0.2366in" fo:break-before="auto" style:use-optimal-row-height="false"/>
    </style:style>
    <style:style style:name="ro17" style:family="table-row">
      <style:table-row-properties style:row-height="0.4126in" fo:break-before="auto" style:use-optimal-row-height="true"/>
    </style:style>
    <style:style style:name="ro18" style:family="table-row">
      <style:table-row-properties style:row-height="0.3043in" fo:break-before="auto" style:use-optimal-row-height="false"/>
    </style:style>
    <style:style style:name="ro19" style:family="table-row">
      <style:table-row-properties style:row-height="0.3516in" fo:break-before="auto" style:use-optimal-row-height="false"/>
    </style:style>
    <style:style style:name="ro20" style:family="table-row">
      <style:table-row-properties style:row-height="0.2728in" fo:break-before="auto" style:use-optimal-row-height="false"/>
    </style:style>
    <style:style style:name="ro21" style:family="table-row">
      <style:table-row-properties style:row-height="0.3083in" fo:break-before="auto" style:use-optimal-row-height="false"/>
    </style:style>
    <style:style style:name="ro22" style:family="table-row">
      <style:table-row-properties style:row-height="0.2311in" fo:break-before="auto" style:use-optimal-row-height="false"/>
    </style:style>
    <style:style style:name="ro23" style:family="table-row">
      <style:table-row-properties style:row-height="0.3516in" fo:break-before="auto" style:use-optimal-row-height="true"/>
    </style:style>
    <style:style style:name="ro24" style:family="table-row">
      <style:table-row-properties style:row-height="0.1929in" fo:break-before="auto" style:use-optimal-row-height="true"/>
    </style:style>
    <style:style style:name="ro25" style:family="table-row">
      <style:table-row-properties style:row-height="0.5098in" fo:break-before="auto" style:use-optimal-row-height="true"/>
    </style:style>
    <style:style style:name="ro26" style:family="table-row">
      <style:table-row-properties style:row-height="0.4925in" fo:break-before="auto" style:use-optimal-row-height="false"/>
    </style:style>
    <style:style style:name="ro27" style:family="table-row">
      <style:table-row-properties style:row-height="0.5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38in" fo:padding-left="0.0138in" fo:padding-right="0.0835in" fo:padding-top="0.0138in" style:vertical-align="top"/>
      <style:text-properties fo:color="#e6e6e6" style:font-name="Helvetica Neue"/>
    </style:style>
    <style:style style:name="ce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4c4c4c" style:font-name="Helvetica Neue" fo:font-size="8pt" style:font-size-asian="8pt" style:font-size-complex="8pt"/>
    </style:style>
    <style:style style:name="ce3" style:family="table-cell" style:parent-style-name="Default">
      <style:table-cell-properties fo:padding-bottom="0.0138in" fo:padding-left="0.0138in" fo:padding-right="0.0835in" fo:padding-top="0.0138in" style:vertical-align="top"/>
      <style:text-properties style:font-name="Helvetica Neue"/>
    </style:style>
    <style:style style:name="ce4" style:family="table-cell" style:parent-style-name="Default">
      <style:table-cell-properties fo:border-bottom="none" fo:border-left="none" fo:padding-bottom="0.0138in" fo:padding-left="0.0138in" fo:padding-right="0.0835in" fo:padding-top="0.0138in" fo:border-right="none" fo:border-top="0.06pt solid #000000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999999" style:font-name="Helvetica Neu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able-cell-properties fo:background-color="#333333" style:text-align-source="fix" style:repeat-content="false" fo:wrap-option="wrap" fo:padding-bottom="0.0555in" fo:padding-left="0.0138in" fo:padding-right="0.0138in" fo:padding-top="0.0193in" style:vertical-align="bottom"/>
      <style:paragraph-properties fo:text-align="end" fo:margin-left="0in"/>
      <style:text-properties fo:color="#e6ff00" style:font-name="Helvetica Neue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/>
    </style:style>
    <style:style style:name="ce10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800000" style:font-name="Helvetica Neue" fo:font-size="9pt" style:font-size-asian="9pt" style:font-size-complex="9pt"/>
    </style:style>
    <style:style style:name="ce11" style:family="table-cell" style:parent-style-name="Default">
      <style:table-cell-properties fo:border="none" fo:padding-bottom="0.0138in" fo:padding-left="0.0138in" fo:padding-right="0.0835in" fo:padding-top="0.0138in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666666" style:font-name="Helvetica Neue" fo:font-size="8pt" style:font-size-asian="8pt" style:font-size-complex="8pt"/>
    </style:style>
    <style:style style:name="ce13" style:family="table-cell" style:parent-style-name="Default">
      <style:table-cell-properties style:vertical-align="top"/>
      <style:text-properties style:font-name="Helvetica Neue"/>
    </style:style>
    <style:style style:name="ce14" style:family="table-cell" style:parent-style-name="Default">
      <style:table-cell-properties style:vertical-align="top"/>
      <style:text-properties fo:color="#006b6b" style:font-name="Helvetica Ne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33333" style:font-name="Helvetica Ne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6666" style:font-name="Helvetica Neue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style:vertical-align="top"/>
      <style:text-properties fo:color="#355e00" style:font-name="Helvetica Neue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top"/>
      <style:text-properties style:font-name="Helvetica Neue"/>
    </style:style>
    <style:style style:name="ce19" style:family="table-cell" style:parent-style-name="Default">
      <style:table-cell-properties style:vertical-align="top"/>
      <style:text-properties fo:color="#006b6b" style:font-name="Helvetica Neue" fo:font-weight="normal" style:font-weight-asian="normal" style:font-weight-complex="normal"/>
    </style:style>
    <style:style style:name="ce20" style:family="table-cell" style:parent-style-name="Default">
      <style:table-cell-properties fo:background-color="#008000" style:vertical-align="top"/>
      <style:text-properties fo:color="#00008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fo:color="#333333" style:font-name="Helvetica Neue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22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ackground-color="#ff8080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800000" style:vertical-align="top"/>
      <style:text-properties fo:color="#ffff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vertical-align="top"/>
      <style:text-properties fo:color="#00ae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4a4a" style:vertical-align="top"/>
      <style:text-properties fo:color="#ccff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0000" style:vertical-align="top"/>
      <style:text-properties fo:color="#0000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cc99" style:vertical-align="top"/>
      <style:text-properties fo:color="#4c19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83caff" style:vertical-align="top"/>
      <style:text-properties fo:color="#0000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fo:font-size="9.5pt" fo:language="en" fo:country="US" style:font-name-asian="Helvetica Neue" style:font-size-asian="9.5pt" style:language-asian="en" style:country-asian="US" style:font-name-complex="Helvetica Neue" style:font-size-complex="5.40000009536743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  <style:text-properties style:font-name="Helvetica Neue"/>
    </style:style>
    <style:style style:name="ce34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style:font-name="Helvetica Neue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fo:background-color="#99ccff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ff8080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style:font-name-asian="宋体" style:font-name-complex="Lucida Sans"/>
    </style:style>
    <style:style style:name="T1" style:family="text">
      <style:text-properties fo:color="#000080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Workspace content work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style-name="ce13" table:number-columns-repeated="1022"/>
          <table:table-cell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6" table:number-rows-spanned="1">
            <text:p>groupspaces_workspace_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6" table:number-rows-spanned="1">
            <text:p>Groupspaces workspace 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6" table:number-rows-spanned="1">
            <text:p>A workflow for workspaces, and content within, inside a project-based workspace collaboration system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6" table:number-rows-spanned="1">
            <text:p>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 table:number-rows-repeated="2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6" table:number-rows-spanned="1">
            <text:p>Shared with workgroup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sible to members of workspace with the Workspace Viewer role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0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ubmit, make_private, restrict, collaborate, archive, publish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number-columns-repeated="3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sible and editable by owner and managers only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3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restri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ublish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6" table:number-rows-spanned="1">
            <text:p>Publicly 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publicly visible to any and all parties on the Internet, including anonymous visitors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archive, return_for_editing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1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collaborative_edit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27" office:value-type="string" table:number-columns-spanned="6" table:number-rows-spanned="1">
            <text:p>Collaborative edit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7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8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end_collaboration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/>
          <table:table-cell table:number-columns-repeated="4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restrict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9">
          <table:table-cell table:style-name="ce6" office:value-type="string">
            <text:p>Title</text:p>
          </table:table-cell>
          <table:table-cell table:style-name="ce28" office:value-type="string" table:number-columns-spanned="6" table:number-rows-spanned="1">
            <text:p>Restricted to managers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restricted to workspace manager(s) (read-only access can additionally be granted in sharing page)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make_private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archiv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0">
          <table:table-cell table:style-name="ce6" office:value-type="string">
            <text:p>Title</text:p>
          </table:table-cell>
          <table:table-cell table:style-name="ce29" office:value-type="string" table:number-columns-spanned="6" table:number-rows-spanned="1">
            <text:p>Archiv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7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1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publish, return_for_editing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22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end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30" office:value-type="string" table:number-columns-spanned="6" table:number-rows-spanned="1">
            <text:p>Pending revie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has been submitted for review by a user with either the Reviewer or Manager role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8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publish, archive, reject, retra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collabor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Collaborat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Enter collaborative editing mod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collaborative_edit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end_collaboration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End collaboration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End collaborative editing mode and return to workgroup-shar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make_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Make privat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Make item private to owner (and users with Manager or Site Administrator roles)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shar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Share with workgroup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stri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strict to managers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strict this item to users with Manager or Site Administrator role – only such users can carry out this action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restrict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submi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Submit for review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Submit item for review by a user with the Manager, Site Administrator, or Reviewer role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end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tra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tract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tract item pending review, returning to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je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ject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ject and request re-edit or changes, returning item to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archiv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Archiv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Archive item, locking it from edits – available to workgroup membe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archiv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publish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Publish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Publish item, making it available externally on the Internet for any user, including anonymous visito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ublish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turn_for_edit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turn for editing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turn published or archived item for editing via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Log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View Hidden Transitions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 table:number-rows-repeated="65305">
          <table:table-cell table:style-name="ce3"/>
          <table:table-cell table:style-name="ce13" table:number-columns-repeated="1022"/>
          <table:table-cell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ivate-first workspace work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style-name="ce13" table:number-columns-repeated="1022"/>
          <table:table-cell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6" table:number-rows-spanned="1">
            <text:p>groupspaces_private_first_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6" table:number-rows-spanned="1">
            <text:p>Groupspaces private-first workspace 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6">
          <table:table-cell table:style-name="ce2" office:value-type="string">
            <text:p>Description</text:p>
          </table:table-cell>
          <table:table-cell table:style-name="ce16" office:value-type="string" table:number-columns-spanned="6" table:number-rows-spanned="1">
            <text:p>A workflow for workspaces, and content within, inside a project-based workspace collaboration system. <text:s/>Unlike the default workspace workflow, content defaults to the private state when initially created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 table:number-rows-repeated="2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6" table:number-rows-spanned="1">
            <text:p>Shared with workgroup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sible to members of workspace with the Workspace Viewer role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0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ubmit, make_private, restrict, collaborate, archive, publish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number-columns-repeated="3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sible and editable by owner and managers only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3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restri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ublish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6" table:number-rows-spanned="1">
            <text:p>Publicly 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publicly visible to any and all parties on the Internet, including anonymous visitors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archive, return_for_editing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1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collaborative_edit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27" office:value-type="string" table:number-columns-spanned="6" table:number-rows-spanned="1">
            <text:p>Collaborative edit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7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8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end_collaboration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/>
          <table:table-cell table:number-columns-repeated="4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restrict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9">
          <table:table-cell table:style-name="ce6" office:value-type="string">
            <text:p>Title</text:p>
          </table:table-cell>
          <table:table-cell table:style-name="ce28" office:value-type="string" table:number-columns-spanned="6" table:number-rows-spanned="1">
            <text:p>Restricted to managers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restricted to workspace manager(s) (read-only access can additionally be granted in sharing page)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make_private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archiv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0">
          <table:table-cell table:style-name="ce6" office:value-type="string">
            <text:p>Title</text:p>
          </table:table-cell>
          <table:table-cell table:style-name="ce29" office:value-type="string" table:number-columns-spanned="6" table:number-rows-spanned="1">
            <text:p>Archiv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7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1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publish, return_for_editing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22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end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30" office:value-type="string" table:number-columns-spanned="6" table:number-rows-spanned="1">
            <text:p>Pending revie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has been submitted for review by a user with either the Reviewer or Manager role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8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publish, archive, reject, retra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collabor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Collaborat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Enter collaborative editing mod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collaborative_edit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end_collaboration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End collaboration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End collaborative editing mode and return to workgroup-shar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make_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Make privat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Make item private to owner (and users with Manager or Site Administrator roles)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shar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Share with workgroup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stri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strict to managers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strict this item to users with Manager or Site Administrator role – only such users can carry out this action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restrict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submi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Submit for review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Submit item for review by a user with the Manager, Site Administrator, or Reviewer role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end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tra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tract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tract item pending review, returning to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je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ject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ject and request re-edit or changes, returning item to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archiv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Archiv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Archive item, locking it from edits – available to workgroup membe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archiv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publish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Publish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Publish item, making it available externally on the Internet for any user, including anonymous visito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ublish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turn_for_edit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turn for editing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turn published or archived item for editing via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Log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View Hidden Transitions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 table:number-rows-repeated="65305">
          <table:table-cell table:style-name="ce3"/>
          <table:table-cell table:style-name="ce13" table:number-columns-repeated="1022"/>
          <table:table-cell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 work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style-name="ce13" table:number-columns-repeated="1022"/>
          <table:table-cell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6" table:number-rows-spanned="1">
            <text:p>groupspaces_project_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6" table:number-rows-spanned="1">
            <text:p>Groupspaces project 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6" table:number-rows-spanned="1">
            <text:p>A workflow for top-level project workspacs.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6" table:number-rows-spanned="1">
            <text:p>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 table:number-rows-repeated="2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6" table:number-rows-spanned="1">
            <text:p>Visible to project members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Project itself is visible to all members of a project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0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make_private, restrict, publish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Project itself is visible and editable by owner and managers only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3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restri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ublish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6" table:number-rows-spanned="1">
            <text:p>Publicly 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7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Project is publicly visible to any and all parties on the Internet, including anonymous visitors. <text:s/>Visibility of the items contained within the project is determined by those items, and not this state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restrict_to_proje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restrict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9">
          <table:table-cell table:style-name="ce6" office:value-type="string">
            <text:p>Title</text:p>
          </table:table-cell>
          <table:table-cell table:style-name="ce28" office:value-type="string" table:number-columns-spanned="6" table:number-rows-spanned="1">
            <text:p>Restricted to managers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Project is restricted to workspace manager(s) (read-only access can additionally be granted in sharing page)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make_private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make_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Make privat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Make project private to owner (usually its creator) and users with Manager or Site Administrator role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shar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Share with project members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Make project visible to all its membe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stri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strict to managers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strict project to users with Manager or Site Administrator role – only such users can carry out this action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restrict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publish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Make publicly visibl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Publish item, making it available externally on the Internet for any user, including anonymous visito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ublish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strict_to_proje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strict to project members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strict visibility of project to its members only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Log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7" office:value-type="string" table:number-columns-spanned="14" table:number-rows-spanned="1">
            <text:p>View Hidden Transitions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 table:number-rows-repeated="65410">
          <table:table-cell table:style-name="ce3"/>
          <table:table-cell table:style-name="ce13" table:number-columns-repeated="1022"/>
          <table:table-cell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 style:data-style-name="N2" text:time-value="0000-00-00T16:54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Upton</meta:initial-creator>
    <meta:creation-date>2012-01-24T10:49:36</meta:creation-date>
    <meta:generator>LibreOffice/3.6$MacOSX_x86 LibreOffice_project/da8c1e6-fd468f4-454e206-f42a4a9-143cfd</meta:generator>
    <dc:date>2013-10-22T16:15:48</dc:date>
    <dc:creator>Sean Upton</dc:creator>
    <meta:editing-duration>PT2H27M43S</meta:editing-duration>
    <meta:editing-cycles>34</meta:editing-cycles>
    <meta:document-statistic meta:table-count="3" meta:cell-count="1769" meta:object-count="0"/>
  </office:meta>
</office:document-meta>
</file>